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78.16pt"/>
    </style:style>
    <style:style style:name="co2" style:family="table-column">
      <style:table-column-properties fo:break-before="auto" style:column-width="31.69pt"/>
    </style:style>
    <style:style style:name="co3" style:family="table-column">
      <style:table-column-properties fo:break-before="auto" style:column-width="37.19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141.05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xpansionPinout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miga expansion connectors - 86 PIN EDGE</text:p>
          </table:table-cell>
          <table:covered-table-cell table:number-columns-repeated="4" table:style-name="ce1"/>
          <table:covered-table-cell table:style-name="ce4"/>
          <table:table-cell table:style-name="ce6" table:number-columns-repeated="1018"/>
        </table:table-row>
        <table:table-row table:style-name="ro1">
          <table:table-cell table:style-name="ce1" office:value-type="string" calcext:value-type="string">
            <text:p>PIN <text:s text:c="11"/></text:p>
          </table:table-cell>
          <table:table-cell table:style-name="ce1" office:value-type="string" calcext:value-type="string">
            <text:p>A500</text:p>
          </table:table-cell>
          <table:table-cell table:style-name="ce1" office:value-type="string" calcext:value-type="string">
            <text:p>A1000</text:p>
          </table:table-cell>
          <table:table-cell table:style-name="ce1" office:value-type="string" calcext:value-type="string">
            <text:p>A2000</text:p>
          </table:table-cell>
          <table:table-cell table:style-name="ce1" office:value-type="string" calcext:value-type="string">
            <text:p>A2000b</text:p>
          </table:table-cell>
          <table:table-cell table:style-name="ce1" office:value-type="string" calcext:value-type="string">
            <text:p>FUNCTION</text:p>
          </table:table-cell>
          <table:table-cell table:style-name="ce6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ground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ground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ground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ground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+5VDC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+5VDC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No Connect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-5VDC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_</text:p>
          </table:table-cell>
          <table:table-cell table:style-name="ce5" office:value-type="string" calcext:value-type="string">
            <text:p>No Connect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_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5" office:value-type="string" calcext:value-type="string">
            <text:p>28MHz Clock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+12VDC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_</text:p>
          </table:table-cell>
          <table:table-cell table:style-name="ce5" office:value-type="string" calcext:value-type="string">
            <text:p>No Connect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/COPCFG (Configuration Out)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CONFIG IN – Grounded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Ground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/C3 Clock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CDAC Clock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/C1 Clock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/OVR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RDY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/INT2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_</text:p>
          </table:table-cell>
          <table:table-cell table:style-name="ce5" office:value-type="string" calcext:value-type="string">
            <text:p>/PALOP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_</text:p>
          </table:table-cell>
          <table:table-cell table:style-name="ce5" office:value-type="string" calcext:value-type="string">
            <text:p>No Connect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/BOSS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5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/INT6</text:p>
          </table:table-cell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6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4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ground</text:p>
          </table:table-cell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3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2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7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1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8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FC0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9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FC1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10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FC2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11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Ground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12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13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/IPL0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14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/IPL1</text:p>
          </table:table-cell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15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/IPL2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16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BEER*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17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/VPA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Ground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E Clock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/VMA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18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RST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l9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/HLT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20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22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21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A23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_</text:p>
          </table:table-cell>
          <table:table-cell table:style-name="ce5" office:value-type="string" calcext:value-type="string">
            <text:p>/BR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/CBR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Ground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/BGACK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D15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_</text:p>
          </table:table-cell>
          <table:table-cell table:style-name="ce5" office:value-type="string" calcext:value-type="string">
            <text:p>/BG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/CBG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D14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/DTACK</text:p>
          </table:table-cell>
          <table:table-cell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D13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R/W</text:p>
          </table:table-cell>
          <table:table-cell table:number-columns-repeated="10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D12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/LDS</text:p>
          </table:table-cell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D11</text:p>
          </table:table-cell>
          <table:table-cell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/UDS</text:p>
          </table:table-cell>
          <table:table-cell table:number-columns-repeated="101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Ground</text:p>
          </table:table-cell>
          <table:table-cell table:number-columns-repeated="101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/AS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D0</text:p>
          </table:table-cell>
          <table:table-cell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D10</text:p>
          </table:table-cell>
          <table:table-cell table:number-columns-repeated="101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D1</text:p>
          </table:table-cell>
          <table:table-cell table:number-columns-repeated="101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D9</text:p>
          </table:table-cell>
          <table:table-cell table:number-columns-repeated="101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D2</text:p>
          </table:table-cell>
          <table:table-cell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D8</text:p>
          </table:table-cell>
          <table:table-cell table:number-columns-repeated="101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D3</text:p>
          </table:table-cell>
          <table:table-cell table:number-columns-repeated="101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D7</text:p>
          </table:table-cell>
          <table:table-cell table:number-columns-repeated="101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D4</text:p>
          </table:table-cell>
          <table:table-cell table:number-columns-repeated="101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D6</text:p>
          </table:table-cell>
          <table:table-cell table:number-columns-repeated="101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Ground</text:p>
          </table:table-cell>
          <table:table-cell table:number-columns-repeated="101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5" office:value-type="string" calcext:value-type="string">
            <text:p>D5</text:p>
          </table:table-cell>
          <table:table-cell table:number-columns-repeated="1018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CA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2T16:04:07.882274703</dc:date>
    <meta:editing-duration>PT6M44S</meta:editing-duration>
    <meta:editing-cycles>1</meta:editing-cycles>
    <meta:document-statistic meta:table-count="1" meta:cell-count="553" meta:object-count="0"/>
    <meta:generator>LibreOffice/5.2.5.1$Linux_X86_64 LibreOffice_project/20m0$Build-1</meta:generator>
  </office:meta>
</office:document-meta>
</file>